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3.194cm" svg:y="39.385cm">
            <draw:object draw:notify-on-update-of-ranges="Arkusz1.A1:Arkusz1.A101 Arkusz1.B1:Arkusz1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.194cm" svg:y="48.71cm">
            <draw:object draw:notify-on-update-of-ranges="Arkusz1.A102:Arkusz1.A202 Arkusz1.B102:Arkusz1.B2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686" calcext:value-type="float">
            <text:p>366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446" calcext:value-type="float">
            <text:p>79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1186" calcext:value-type="float">
            <text:p>1311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3650" calcext:value-type="float">
            <text:p>1836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7754" calcext:value-type="float">
            <text:p>2477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9161" calcext:value-type="float">
            <text:p>2991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5114" calcext:value-type="float">
            <text:p>345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1514" calcext:value-type="float">
            <text:p>4015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3821" calcext:value-type="float">
            <text:p>2638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2156" calcext:value-type="float">
            <text:p>3021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61206" calcext:value-type="float">
            <text:p>3612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6101" calcext:value-type="float">
            <text:p>40610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95235" calcext:value-type="float">
            <text:p>5952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81722" calcext:value-type="float">
            <text:p>5817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6643" calcext:value-type="float">
            <text:p>6466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98742" calcext:value-type="float">
            <text:p>6987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55757" calcext:value-type="float">
            <text:p>7557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25707" calcext:value-type="float">
            <text:p>11257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55610" calcext:value-type="float">
            <text:p>11556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40664" calcext:value-type="float">
            <text:p>124066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18811" calcext:value-type="float">
            <text:p>13188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54168" calcext:value-type="float">
            <text:p>145416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11820" calcext:value-type="float">
            <text:p>151182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43825" calcext:value-type="float">
            <text:p>16438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88679" calcext:value-type="float">
            <text:p>168867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41800" calcext:value-type="float">
            <text:p>17418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56248" calcext:value-type="float">
            <text:p>185624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99799" calcext:value-type="float">
            <text:p>199979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73557" calcext:value-type="float">
            <text:p>207355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121809" calcext:value-type="float">
            <text:p>212180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88168" calcext:value-type="float">
            <text:p>168816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68321" calcext:value-type="float">
            <text:p>176832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114187" calcext:value-type="float">
            <text:p>211418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555313" calcext:value-type="float">
            <text:p>255531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602893" calcext:value-type="float">
            <text:p>260289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733882" calcext:value-type="float">
            <text:p>273388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840526" calcext:value-type="float">
            <text:p>284052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938491" calcext:value-type="float">
            <text:p>293849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012683" calcext:value-type="float">
            <text:p>30126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36852" calcext:value-type="float">
            <text:p>303685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452480" calcext:value-type="float">
            <text:p>245248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943811" calcext:value-type="float">
            <text:p>294381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472858" calcext:value-type="float">
            <text:p>347285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613432" calcext:value-type="float">
            <text:p>361343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279372" calcext:value-type="float">
            <text:p>227937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250154" calcext:value-type="float">
            <text:p>225015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865725" calcext:value-type="float">
            <text:p>286572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052994" calcext:value-type="float">
            <text:p>405299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582674" calcext:value-type="float">
            <text:p>358267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444156" calcext:value-type="float">
            <text:p>344415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308060" calcext:value-type="float">
            <text:p>430806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4112116" calcext:value-type="float">
            <text:p>411211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660357" calcext:value-type="float">
            <text:p>266035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4042017" calcext:value-type="float">
            <text:p>404201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342393" calcext:value-type="float">
            <text:p>334239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439741" calcext:value-type="float">
            <text:p>343974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524253" calcext:value-type="float">
            <text:p>352425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3913638" calcext:value-type="float">
            <text:p>3913638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5307892" calcext:value-type="float">
            <text:p>530789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440410" calcext:value-type="float">
            <text:p>544041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5567018" calcext:value-type="float">
            <text:p>556701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5055514" calcext:value-type="float">
            <text:p>505551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446456" calcext:value-type="float">
            <text:p>544645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087347" calcext:value-type="float">
            <text:p>4087347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042155" calcext:value-type="float">
            <text:p>504215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6024232" calcext:value-type="float">
            <text:p>602423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6417774" calcext:value-type="float">
            <text:p>641777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6020511" calcext:value-type="float">
            <text:p>602051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6288036" calcext:value-type="float">
            <text:p>62880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791800" calcext:value-type="float">
            <text:p>679180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599663" calcext:value-type="float">
            <text:p>559966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542973" calcext:value-type="float">
            <text:p>5542973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5595733" calcext:value-type="float">
            <text:p>5595733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5308332" calcext:value-type="float">
            <text:p>530833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228850" calcext:value-type="float">
            <text:p>722885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263514" calcext:value-type="float">
            <text:p>6263514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4549306" calcext:value-type="float">
            <text:p>454930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308623" calcext:value-type="float">
            <text:p>430862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400552" calcext:value-type="float">
            <text:p>440055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453297" calcext:value-type="float">
            <text:p>445329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541666" calcext:value-type="float">
            <text:p>454166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809102" calcext:value-type="float">
            <text:p>4809102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8641202" calcext:value-type="float">
            <text:p>8641202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7451522" calcext:value-type="float">
            <text:p>7451522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797467" calcext:value-type="float">
            <text:p>5797467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9034604" calcext:value-type="float">
            <text:p>903460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8470675" calcext:value-type="float">
            <text:p>847067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855051" calcext:value-type="float">
            <text:p>6855051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514024" calcext:value-type="float">
            <text:p>551402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955804" calcext:value-type="float">
            <text:p>895580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9920856" calcext:value-type="float">
            <text:p>992085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0049114" calcext:value-type="float">
            <text:p>10049114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0296267" calcext:value-type="float">
            <text:p>10296267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0471544" calcext:value-type="float">
            <text:p>1047154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0581411" calcext:value-type="float">
            <text:p>1058141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0767937" calcext:value-type="float">
            <text:p>10767937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0933948" calcext:value-type="float">
            <text:p>1093394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1072500" calcext:value-type="float">
            <text:p>1107250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9246513" calcext:value-type="float">
            <text:p>92465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091242" calcext:value-type="float">
            <text:p>9091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15" calcext:value-type="float">
            <text:p>45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289" calcext:value-type="float">
            <text:p>52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697" calcext:value-type="float">
            <text:p>469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5597" calcext:value-type="float">
            <text:p>559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5569" calcext:value-type="float">
            <text:p>5569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5644" calcext:value-type="float">
            <text:p>564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699" calcext:value-type="float">
            <text:p>469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35" calcext:value-type="float">
            <text:p>4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22:43:46.407141960</dc:date>
    <meta:document-statistic meta:table-count="1" meta:cell-count="404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rkusz1.A1:Arkusz1.B101" chart:data-source-has-labels="column" svg:x="0.32cm" svg:y="0.18cm" svg:width="15.36cm" svg:height="8.64cm">
          <chartooo:coordinate-region svg:x="2.053cm" svg:y="0.379cm" svg:width="13.627cm" svg:height="7.386cm"/>
          <chart:axis chart:dimension="x" chart:name="primary-x" chart:style-name="ch3" chartooo:axis-type="auto">
            <chartooo:date-scale/>
            <chart:categories table:cell-range-address="Arkusz1.A1:Arkusz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1:Arkusz1.B101" chart:class="chart:bar">
            <chart:regression-curve chart:style-name="ch7">
              <chart:equation chart:display-equation="true" chart:display-r-square="false"/>
            </chart:regression-curve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1:Arkusz1.A101</svg:desc>
                </draw:g>
              </table:table-cell>
              <table:table-cell office:value-type="float" office:value="1407">
                <text:p>1407</text:p>
                <draw:g>
                  <svg:desc>Arkusz1.B1:Arkusz1.B10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686">
                <text:p>3668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9446">
                <text:p>794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1186">
                <text:p>131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3650">
                <text:p>1836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7754">
                <text:p>24775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99161">
                <text:p>29916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5114">
                <text:p>3451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01514">
                <text:p>40151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63821">
                <text:p>2638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2156">
                <text:p>30215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61206">
                <text:p>3612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06101">
                <text:p>40610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95235">
                <text:p>59523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581722">
                <text:p>58172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46643">
                <text:p>6466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98742">
                <text:p>69874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755757">
                <text:p>75575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125707">
                <text:p>112570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155610">
                <text:p>115561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40664">
                <text:p>124066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318811">
                <text:p>131881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454168">
                <text:p>145416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511820">
                <text:p>151182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643825">
                <text:p>164382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688679">
                <text:p>168867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741800">
                <text:p>174180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856248">
                <text:p>185624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999799">
                <text:p>199979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073557">
                <text:p>207355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21809">
                <text:p>212180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688168">
                <text:p>168816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768321">
                <text:p>176832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114187">
                <text:p>211418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55313">
                <text:p>255531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602893">
                <text:p>260289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733882">
                <text:p>273388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840526">
                <text:p>284052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938491">
                <text:p>293849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012683">
                <text:p>301268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36852">
                <text:p>303685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452480">
                <text:p>245248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943811">
                <text:p>294381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472858">
                <text:p>347285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613432">
                <text:p>361343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279372">
                <text:p>227937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250154">
                <text:p>225015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865725">
                <text:p>286572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052994">
                <text:p>405299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582674">
                <text:p>35826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44156">
                <text:p>344415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308060">
                <text:p>430806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112116">
                <text:p>411211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660357">
                <text:p>2660357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042017">
                <text:p>404201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342393">
                <text:p>334239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439741">
                <text:p>3439741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524253">
                <text:p>3524253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913638">
                <text:p>3913638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307892">
                <text:p>530789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440410">
                <text:p>544041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567018">
                <text:p>5567018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055514">
                <text:p>5055514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446456">
                <text:p>544645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087347">
                <text:p>408734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042155">
                <text:p>5042155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024232">
                <text:p>6024232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417774">
                <text:p>641777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020511">
                <text:p>602051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288036">
                <text:p>628803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791800">
                <text:p>6791800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599663">
                <text:p>559966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542973">
                <text:p>5542973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595733">
                <text:p>5595733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308332">
                <text:p>530833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228850">
                <text:p>722885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263514">
                <text:p>6263514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4549306">
                <text:p>454930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4308623">
                <text:p>4308623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4400552">
                <text:p>440055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453297">
                <text:p>445329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4541666">
                <text:p>454166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4809102">
                <text:p>4809102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641202">
                <text:p>864120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7451522">
                <text:p>745152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797467">
                <text:p>5797467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9034604">
                <text:p>9034604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470675">
                <text:p>847067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855051">
                <text:p>6855051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5514024">
                <text:p>551402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955804">
                <text:p>895580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9920856">
                <text:p>992085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049114">
                <text:p>1004911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0296267">
                <text:p>10296267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0471544">
                <text:p>1047154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0581411">
                <text:p>1058141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0767937">
                <text:p>1076793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0933948">
                <text:p>1093394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1072500">
                <text:p>1107250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246513">
                <text:p>92465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091242">
                <text:p>9091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rkusz1.A102:Arkusz1.B202" chart:data-source-has-labels="column" svg:x="0.32cm" svg:y="0.18cm" svg:width="15.36cm" svg:height="8.64cm">
          <chartooo:coordinate-region svg:x="1.312cm" svg:y="0.379cm" svg:width="14.368cm" svg:height="7.386cm"/>
          <chart:axis chart:dimension="x" chart:name="primary-x" chart:style-name="ch3" chartooo:axis-type="auto">
            <chartooo:date-scale/>
            <chart:categories table:cell-range-address="Arkusz1.A102:Arkusz1.A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102:Arkusz1.B202" chart:class="chart:bar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102:Arkusz1.A202</svg:desc>
                </draw:g>
              </table:table-cell>
              <table:table-cell office:value-type="float" office:value="4000">
                <text:p>4000</text:p>
                <draw:g>
                  <svg:desc>Arkusz1.B102:Arkusz1.B20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5289">
                <text:p>528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276">
                <text:p>527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341">
                <text:p>534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5638">
                <text:p>563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4726">
                <text:p>472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935">
                <text:p>4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